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text-shadow="1pt 1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1.27cm" fo:margin-right="0cm" fo:margin-top="0cm" fo:margin-bottom="0cm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8.5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941cm">
          <draw:text-box>
            <text:p text:style-name="P1"><text:span text:style-name="T1">Hymn #793</text:span></text:p>
            <text:p text:style-name="P1"><text:span text:style-name="T2">“</text:span><text:span text:style-name="T2">Praise, My Soul, the King of Heav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384cm" svg:height="7.343cm" svg:x="1.778cm" svg:y="1.039cm">
          <draw:text-box>
            <text:p text:style-name="P1"><text:span text:style-name="T3">1. </text:span><text:span text:style-name="T4">Praise, my soul, the King of heaven;</text:span><text:span text:style-name="T4"><text:line-break/></text:span><text:span text:style-name="T4">To His feet your tribute bring;</text:span><text:span text:style-name="T4"><text:line-break/></text:span><text:span text:style-name="T4">Ransomed, healed, restored, forgiven,</text:span><text:span text:style-name="T4"><text:line-break/></text:span><text:span text:style-name="T4">Evermore His praises s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384cm" svg:height="3.787cm" svg:x="1.778cm" svg:y="1.039cm">
          <draw:text-box>
            <text:p text:style-name="P1"><text:span text:style-name="T4">Alleluia, alleluia!</text:span><text:span text:style-name="T4"><text:line-break/></text:span><text:span text:style-name="T4">Praise the everlasting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4.13cm" svg:height="6.991cm" svg:x="2.032cm" svg:y="1.016cm">
          <draw:text-box>
            <text:p text:style-name="P5"><text:span text:style-name="T5">2. </text:span><text:span text:style-name="T6">Praise Him for His grace and favor</text:span><text:span text:style-name="T6"><text:line-break/></text:span><text:span text:style-name="T6">To His people in distress;</text:span><text:span text:style-name="T6"><text:line-break/></text:span><text:span text:style-name="T6">Praise Him still the same as ever,</text:span><text:span text:style-name="T6"><text:line-break/></text:span><text:span text:style-name="T6">Slow to chide and swift to bl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6" draw:layer="layout" svg:width="24.13cm" svg:height="3.81cm" svg:x="2.032cm" svg:y="1.016cm">
          <draw:text-box>
            <text:p text:style-name="P5"><text:span text:style-name="T6"><text:s/></text:span><text:span text:style-name="T6">Alleluia, alleluia!</text:span><text:span text:style-name="T6"><text:line-break/></text:span><text:span text:style-name="T6">Glorious in His faithful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6" draw:layer="layout" svg:width="24.384cm" svg:height="7.112cm" svg:x="1.778cm" svg:y="1.016cm">
          <draw:text-box>
            <text:p text:style-name="P5"><text:span text:style-name="T5">3. </text:span><text:span text:style-name="T6">Fatherlike He tends and spares us;</text:span><text:span text:style-name="T6"><text:line-break/></text:span><text:span text:style-name="T6">Well our feeble frame He knows;</text:span><text:span text:style-name="T6"><text:line-break/></text:span><text:span text:style-name="T6">In His hand He gently bears us,</text:span><text:span text:style-name="T6"><text:line-break/></text:span><text:span text:style-name="T6">Rescues us from all our fo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6" draw:layer="layout" svg:width="24.384cm" svg:height="3.81cm" svg:x="1.778cm" svg:y="1.016cm">
          <draw:text-box>
            <text:p text:style-name="P5"><text:span text:style-name="T6">Alleluia, alleluia!</text:span><text:span text:style-name="T6"><text:line-break/></text:span><text:span text:style-name="T6">Widely yet His mercy flow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8" draw:layer="layout" svg:width="24.384cm" svg:height="7.299cm" svg:x="1.918cm" svg:y="1.083cm">
          <draw:text-box>
            <text:p text:style-name="P7"><text:span text:style-name="T5">4. </text:span><text:span text:style-name="T6">Angels, help us to adore Him;</text:span></text:p>
            <text:p text:style-name="P7"><text:span text:style-name="T6">You behold Him face to face;</text:span></text:p>
            <text:p text:style-name="P7"><text:span text:style-name="T6">Sun and moon, bow down before Him,</text:span></text:p>
            <text:p text:style-name="P7"><text:span text:style-name="T6">All who dwell in time and sp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10" draw:layer="layout" svg:width="24.384cm" svg:height="8.359cm" svg:x="1.778cm" svg:y="1.016cm">
          <draw:text-box>
            <text:p text:style-name="P7"><text:span text:style-name="T6">Alleluia, alleluia!</text:span></text:p>
            <text:p text:style-name="P7"><text:span text:style-name="T6">Praise with us the God of grace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 text:c="2"/></text:span></text:p>
            <text:p text:style-name="P9"><text:span text:style-name="T7"/></text:p>
            <text:p text:style-name="P9"><text:span text:style-name="T8"><text:s text:c="4"/></text:span><text:span text:style-name="T9"><text:s text:c="4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7-17T11:57:22.035000000</meta:creation-date>
    <dc:date>2017-09-08T10:50:02.813000000</dc:date>
    <meta:editing-duration>PT17M24S</meta:editing-duration>
    <meta:editing-cycles>9</meta:editing-cycles>
    <meta:generator>LibreOffice/5.4.0.3$Windows_X86_64 LibreOffice_project/7556cbc6811c9d992f4064ab9287069087d7f62c</meta:generator>
    <meta:document-statistic meta:object-count="48"/>
  </office:meta>
</office:document-meta>
</file>